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Raleway" svg:font-family="Raleway, Arial, Helvetica"/>
    <style:font-face style:name="var title-font" svg:font-family="'var title-font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202020" style:font-name="Raleway" fo:letter-spacing="normal" fo:font-style="normal" fo:font-weight="normal"/>
    </style:style>
    <style:style style:name="P2" style:family="paragraph" style:parent-style-name="Text_20_body">
      <style:paragraph-properties fo:orphans="2" fo:widows="2"/>
    </style:style>
    <style:style style:name="P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02020" style:font-name="Raleway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020" style:font-name="Raleway" fo:letter-spacing="normal" fo:font-style="normal" fo:font-weight="normal"/>
    </style:style>
    <style:style style:name="P6" style:family="paragraph" style:parent-style-name="Preformatted_20_Text">
      <style:paragraph-properties fo:margin-top="0cm" fo:margin-bottom="0.499cm" loext:contextual-spacing="false" fo:line-height="160%" fo:orphans="2" fo:widows="2" fo:padding="0.049cm" fo:border="0.06pt solid #000000"/>
      <style:text-properties fo:font-variant="normal" fo:text-transform="none" fo:color="#202020" style:font-name="Courier 10 Pitch" fo:letter-spacing="normal" fo:font-style="normal" fo:font-weight="normal"/>
    </style:style>
    <style:style style:name="P7" style:family="paragraph" style:parent-style-name="Preformatted_20_Text">
      <style:paragraph-properties fo:line-height="160%" fo:orphans="2" fo:widows="2" fo:padding="0.049cm" fo:border="0.06pt solid #000000"/>
      <style:text-properties fo:font-variant="normal" fo:text-transform="none" fo:color="#202020" style:font-name="Courier 10 Pitch" fo:letter-spacing="normal" fo:font-style="normal" fo:font-weight="normal"/>
    </style:style>
    <style:style style:name="P8" style:family="paragraph" style:parent-style-name="Heading_20_1">
      <style:paragraph-properties fo:margin-left="0cm" fo:margin-right="0cm" fo:line-height="140%" fo:orphans="2" fo:widows="2" fo:text-indent="0cm" style:auto-text-indent="false"/>
      <style:text-properties fo:font-variant="normal" fo:text-transform="none" fo:color="#202020" style:font-name="Raleway" fo:letter-spacing="normal" fo:font-style="normal" fo:font-weight="normal"/>
    </style:style>
    <style:style style:name="P9" style:family="paragraph" style:parent-style-name="Heading_20_1">
      <style:paragraph-properties fo:margin-left="0cm" fo:margin-right="0cm" fo:margin-top="0cm" fo:margin-bottom="0cm" loext:contextual-spacing="false" fo:line-height="140%" fo:text-indent="0cm" style:auto-text-indent="false" fo:padding="0cm" fo:border="none"/>
      <style:text-properties style:font-name="var title-font" fo:font-weight="normal"/>
    </style:style>
    <style:style style:name="P10" style:family="paragraph" style:parent-style-name="Heading_20_2">
      <style:paragraph-properties fo:margin-left="0cm" fo:margin-right="0cm" fo:line-height="140%" fo:orphans="2" fo:widows="2" fo:text-indent="0cm" style:auto-text-indent="false"/>
      <style:text-properties fo:font-variant="normal" fo:text-transform="none" fo:color="#202020" style:font-name="Raleway" fo:letter-spacing="normal" fo:font-style="normal" fo:font-weight="normal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202020" style:font-name="Raleway" fo:letter-spacing="normal" fo:font-style="normal" fo:font-weight="normal"/>
    </style:style>
    <style:style style:name="T3" style:family="text">
      <style:text-properties fo:font-variant="normal" fo:text-transform="none" fo:color="#202020" style:font-name="Raleway" fo:letter-spacing="normal" fo:font-style="normal" fo:font-weight="bold"/>
    </style:style>
    <style:style style:name="T4" style:family="text">
      <style:text-properties fo:font-variant="normal" fo:text-transform="none" fo:color="#202020" style:font-name="Raleway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fo:color="#202020" style:font-name="Raleway" fo:letter-spacing="normal" fo:font-style="normal" style:text-underline-style="solid" style:text-underline-width="auto" style:text-underline-color="font-color" fo:font-weight="bol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Raspberry Pi jako serwer wydruku</text:h>
      <text:p text:style-name="P4">Napisano <text:a xlink:type="simple" xlink:href="https://starter-kit.nettigo.pl/2018/09/raspberry-pi-jako-serwer-wydruku/" text:style-name="Internet_20_link" text:visited-style-name="Visited_20_Internet_20_Link"><text:span text:style-name="T1">2018/09/22</text:span></text:a> przez <text:a xlink:type="simple" xlink:href="https://starter-kit.nettigo.pl/author/kamil/" text:style-name="Internet_20_link" text:visited-style-name="Visited_20_Internet_20_Link"><text:span text:style-name="T1">Kamil</text:span></text:a></text:p>
      <text:p text:style-name="P5">Wiemy już że Raspberry Pi posiada cały wachlarz zastosowań. Jak się okazuje jednym z nich jest możliwość zamienienia go w domowy serwer wydruku. Nawet nowe drukarki w dzisiejszych czasach nie zawsze wyposażone są w łączność z siecią  LAN (WiFi / port Ethernet) – tutaj z pomocą może przyjść malinka, do której możemy podłączyć drukarkę USB tak, żebyśmy mogli drukować na niej z każdego komputera w naszej sieci lokalnej. Dziś pokażę Wam jak skonfigurować Raspberry Pi jako printserver.</text:p>
      <text:h text:style-name="P8" text:outline-level="1"><text:bookmark text:name="more-3593"/>Instalacja CUPS</text:h>
      <text:p text:style-name="P1">CUPS, czyli Common UNIX Printing System – jest to oprogramowanie stworzone przez Apple dla systemów macOS / unix służące do zarządzania drukarkami przez interfejs webowy. Aby zainstalować CUPS na malince wpisujemy w konsoli</text:p>
      <text:p text:style-name="P7">sudo apt-get update</text:p>
      <text:p text:style-name="P7">sudo apt-get upgrade</text:p>
      <text:p text:style-name="P6">sudo apt-get install cups</text:p>
      <text:h text:style-name="P8" text:outline-level="1">Konfiguracja CUPS</text:h>
      <text:p text:style-name="P1">Po pomyślnej instalacji CUPS należy skonfigurować go tak, aby dało się dostać do webpanelu spoza malinki, a także abyśmy mieli uprawnienia do dodawania drukarek.</text:p>
      <text:p text:style-name="P1">Pierwszą rzeczą jaką należy zrobić jest udostępnienie webpanelu. W tym celu wpisujemy w konsoli polecenie</text:p>
      <text:p text:style-name="P6">sudo cupsctl --remote-admin --remote-any --share-printers</text:p>
      <text:p text:style-name="P1">Teraz możemy przejść do pliku konfiguracyjnego i ręczenie dodać użytkowników uprawnionych do pewnych grup czynności (w tym przypadku zarządzanie drukarkami)</text:p>
      <text:p text:style-name="P1">W tym celu edytujemy plik cupsd.conf</text:p>
      <text:p text:style-name="P6">sudo nano /etc/cups/cupsd.conf</text:p>
      <text:p text:style-name="P2"><text:span text:style-name="T2">Za pomocą skrótu Ctrl + W odnajdujemy linijkę z napisem “</text:span><text:span text:style-name="Strong_20_Emphasis"><text:span text:style-name="T3">Limit CUPS-Add-Modify-Printer</text:span></text:span><text:span text:style-name="T2">“.</text:span></text:p>
      <text:p text:style-name="P1">Wewnątrz tego tagu znajdziemy taki napis:</text:p>
      <text:p text:style-name="P6">Require user @SYSTEM</text:p>
      <text:p text:style-name="P1"><text:soft-page-break/>Po @SYSTEM należy dopisać użytkowników, którzy mają mieć dostęp do zarządzania drukarkami. W moim przypadku jest to domyślny użytkownik – pi</text:p>
      <text:p text:style-name="P6">Require user @SYSTEM pi</text:p>
      <text:p text:style-name="P1">Teraz za pomocą skrótu Ctrl + O zapisujemy plik i wychodzimy z programu za pomocą Ctrl + X</text:p>
      <text:p text:style-name="P1">Po zmianie ustawień należy dokonać restartu serwisu CUPS:</text:p>
      <text:p text:style-name="P6">sudo service cups restart</text:p>
      <text:p text:style-name="P2"><text:span text:style-name="T2">Od tego momentu możemy wejść na adres malinki na porcie 631 z dowolnego komputera w sieci LAN. W zakładce </text:span><text:span text:style-name="Strong_20_Emphasis"><text:span text:style-name="T3">Administration</text:span></text:span><text:span text:style-name="T2"> wybieramy opcję </text:span><text:span text:style-name="Strong_20_Emphasis"><text:span text:style-name="T3">Add printer</text:span></text:span><text:span text:style-name="T2">. Zostaniemy tam poproszeni o login oraz hasło (używamy takich samych danych jak do logowania w malinie).</text:span></text:p>
      <text:p text:style-name="P2"><text:span text:style-name="T2">W sekcji </text:span><text:span text:style-name="Strong_20_Emphasis"><text:span text:style-name="T3">Local printers</text:span></text:span><text:span text:style-name="T2"> powinniśmy ujrzeć naszą drukarkę podłączoną do portu USB malinki. Jeżeli tak jest to jesteśmy na dobrej drodze. Wybieramy ją i klikamy continue. Zostaniemy poproszeni o podanie szczegółów takich jak nazwa drukarki, opis oraz lokalizacja. Należy pamiętać, aby zazaczyć opcję </text:span><text:span text:style-name="Strong_20_Emphasis"><text:span text:style-name="T3">Share this printer</text:span></text:span><text:span text:style-name="T2">. W kolejnym kroku zostaniemy poproszeni o wybór modelu lub dostarczenie pliku PPD. Jeżeli znajdziemy naszą drukarkę na liście to jesteśmy w domu. Jeżeli nie, to jeszcze nic straconego :)</text:span></text:p>
      <text:h text:style-name="P8" text:outline-level="1">Szukamy sterowników do naszej drukarki</text:h>
      <text:p text:style-name="P2"><text:span text:style-name="T2">Pierwszym co należy zrobić, jeżeli CUPS domyślnie nie obsługuje naszej drukarki jest udanie się na stronę </text:span><text:a xlink:type="simple" xlink:href="http://www.openprinting.org/printers" text:style-name="Internet_20_link" text:visited-style-name="Visited_20_Internet_20_Link"><text:span text:style-name="T4">http://www.openprinting.org/printers</text:span></text:a><text:span text:style-name="T2"> w celu wyszukania naszego modelu. W moim przypadku jest to </text:span><text:a xlink:type="simple" xlink:href="http://www.openprinting.org/printer/HP/HP-LaserJet_M1005_MFP" text:style-name="Internet_20_link" text:visited-style-name="Visited_20_Internet_20_Link"><text:span text:style-name="Strong_20_Emphasis"><text:span text:style-name="T5">HP LaserJet M1005 MFP</text:span></text:span></text:a><text:span text:style-name="T2">.</text:span></text:p>
      <text:h text:style-name="P10" text:outline-level="2">foo2xqx</text:h>
      <text:p text:style-name="P2"><text:span text:style-name="T2">Z tego co jest napisane na stronie moja drukarka powinna być obsługiwana przez sterownik </text:span><text:a xlink:type="simple" xlink:href="http://foo2xqx.rkkda.com/" text:style-name="Internet_20_link" text:visited-style-name="Visited_20_Internet_20_Link"><text:span text:style-name="T4">foo2xqx</text:span></text:a><text:span text:style-name="T2">. Aby go wgrać należy postępować zgodnie z instrukcjami z sekcji </text:span><text:span text:style-name="Strong_20_Emphasis"><text:span text:style-name="T3">Download and Install</text:span></text:span><text:span text:style-name="T2">. Po zainstalowaniu sterownika należy ponownie dodać drukarkę dostarczająć plik .ppd z folderu </text:span><text:span text:style-name="Strong_20_Emphasis"><text:span text:style-name="T3">PPD</text:span></text:span><text:span text:style-name="T2"> znajdującego się w pobranym przez nas archiwum.</text:span></text:p>
      <text:h text:style-name="P10" text:outline-level="2">hplip</text:h>
      <text:p text:style-name="P2"><text:span text:style-name="T2">W przypadku mojej drukarki postanowiłem skorzystać jednak z oficjalnego sterownika od HP o nazwie </text:span><text:span text:style-name="Strong_20_Emphasis"><text:span text:style-name="T3">hplip</text:span></text:span><text:span text:style-name="T2">. Jego konfiguracja jest dużo prostsza niż </text:span><text:span text:style-name="Strong_20_Emphasis"><text:span text:style-name="T3">foo2xqx</text:span></text:span><text:span text:style-name="T2">, niestety jego wadą jest to, że nie każda drukarka obsługiwana przez hplip posiada sterownik skompilowany pod architekturę ARM z której to korzysta malinka. Warto jednak spróbować ;) W tym celu wpisujemy w konsoli</text:span></text:p>
      <text:p text:style-name="P6"><text:soft-page-break/>sudo apt-get install hplip</text:p>
      <text:p text:style-name="P1">Po zainstalowaniu pakietu wpisujemy w konsoli polecenie</text:p>
      <text:p text:style-name="P6">sudo hp-setup -i</text:p>
      <text:p text:style-name="P1">Uruchomi to prostego kreatora do dodawania drukarek. Powinien on zapytać o typ połączenia (usb, lan, lpt), a następnie automatycznie wykryć naszą drukarkę (jeżeli podłączyliśmy tylko jedną) lub poprosić o wybór z listy wykrytych urządzeń. Zostaniemy zapytani o instalację pluginu. Jest on wymagany do obsługi druarki, więc zgadzamy się na pobranie odpowiedniego pluginu ze storny HP.</text:p>
      <text:p text:style-name="P1">W moim przypadku otrzymałem błąd “Unable to recieve key from keyserver”, jednak nie był to błąd krytyczny i po potwierdzeniu, że chcę zainstalować plugin oprogramowanie pobrało go i zainstalowało w systemie. Na koniec zostaniemy zapytani o to, czy chcemy dodać kolejkę wydruku (tak) oraz czy chcemy wydrukować stronę testową. Warto to zrobić, gdyż od razu wiadomo wtedy czy drukarka działa z zainstalowanym przez nas sterownikiem.</text:p>
      <text:h text:style-name="P8" text:outline-level="1">Wracamy do panelu CUPS</text:h>
      <text:p text:style-name="P1">Po znalezieniu działającego sterownika możemy ponownie spróbować dodać drukarkę w CUPS. Teraz mając sterownik HPLIP na mojej liście drukarek poza poprzednim modelem znalazłem tez drukarkę z dopiskiem HPLIP w nazwie. Wybrałem więc ją. Na stronie z wyborem modelu automatycznie został wybrany własnościowy sterownik HP. Drukarka została pomyślnie dodana.</text:p>
      <text:h text:style-name="P8" text:outline-level="1">Dodajemy drukarkę w systmie Windows</text:h>
      <text:p text:style-name="P2"><text:span text:style-name="T2">Aby wykryć drukarkę będziemy potrzebowali oprogramowania o nazwie </text:span><text:a xlink:type="simple" xlink:href="https://support.apple.com/kb/DL999?viewlocale=en_US&amp;locale=en_US" text:style-name="Internet_20_link" text:visited-style-name="Visited_20_Internet_20_Link"><text:span text:style-name="T4">Bonjour</text:span></text:a><text:span text:style-name="T2">. Po zainstalowaniu uruchamiamy program </text:span><text:span text:style-name="Strong_20_Emphasis"><text:span text:style-name="T3">Kreator drukarek Bonjour</text:span></text:span><text:span text:style-name="T2">. Powinien on automatycznie wykryć naszą drukarkę. U mnie widnieje ona pod nazwą HP LaserJet M1005 @ raspberrypi, gdzie raspberrypi to hostname mojej malinki.</text:span></text:p>
      <text:p text:style-name="P3">Wybieramy ją, a następnie wybieramy sterownik do niej (chyba że Bonjour znajdzie go automatycznie). Jeżeli nie znajdziemy go na liście to możemy spróbować wybrać załadować go z dysku (zwykle plik sterownika da się wyciągnąć z paczki pobranej ze storny producenta drukarki). Po dodaniu drukarki będzieo na widoczna w systemie i będziemy mogli wysyłać do niej dokumenty do wydrukowania z dowolnego komputera w sieci LAN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Raleway" svg:font-family="Raleway, Arial, Helvetica"/>
    <style:font-face style:name="var title-font" svg:font-family="'var title-font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15:09.174000000</meta:creation-date>
    <dc:date>2020-03-10T14:15:43.451000000</dc:date>
    <meta:editing-duration>PT36S</meta:editing-duration>
    <meta:editing-cycles>1</meta:editing-cycles>
    <meta:document-statistic meta:table-count="0" meta:image-count="0" meta:object-count="0" meta:page-count="3" meta:paragraph-count="41" meta:word-count="833" meta:character-count="5654" meta:non-whitespace-character-count="4861"/>
    <meta:generator>LibreOffice/6.2.5.2$Windows_X86_64 LibreOffice_project/1ec314fa52f458adc18c4f025c545a4e8b22c159</meta:generator>
  </office:meta>
</office:document-meta>
</file>